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ServiceConsumerSource.ServletServiceConsumerSource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ServiceConsumerSource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ServiceConsumer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